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fo:min-height="1.163cm"/>
    </style:style>
    <style:style style:name="gr5" style:family="graphic" style:parent-style-name="standard">
      <style:graphic-properties draw:stroke="none" svg:stroke-color="#000000" draw:fill="none" draw:fill-color="#ffffff" fo:min-height="0.643cm"/>
    </style:style>
    <style:style style:name="gr6" style:family="graphic" style:parent-style-name="standard">
      <style:graphic-properties draw:stroke="none" svg:stroke-color="#000000" draw:fill="none" draw:fill-color="#ffffff" fo:min-height="0.642cm"/>
    </style:style>
    <style:style style:name="gr7" style:family="graphic" style:parent-style-name="objectwithoutfill">
      <style:graphic-properties svg:stroke-width="0.1cm" draw:marker-start="Double_20_Arrow" draw:marker-start-width="0.45cm" draw:marker-end="Double_20_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="Circle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8pt" style:font-size-complex="18pt"/>
    </style:style>
    <style:style style:name="P3" style:family="paragraph">
      <style:text-properties fo:font-size="9pt" style:font-size-asian="18pt" style:font-size-complex="18pt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layer="layout" svg:width="3.215cm" svg:height="1.517cm" svg:x="2.417cm" svg:y="10.95cm">
            <text:p text:style-name="P1"><text:span text:style-name="T1">Panel I/O</text:span></text:p>
            <text:p text:style-name="P1"><text:span text:style-name="T1">Controller</text:span></text:p>
          </draw:rect>
          <draw:custom-shape draw:style-name="gr2" draw:text-style-name="P2" draw:layer="layout" svg:width="1.377cm" svg:height="1.137cm" svg:x="3.337cm" svg:y="12.4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2" draw:layer="layout" svg:x1="7.011cm" svg:y1="9.812cm" svg:x2="1.96cm" svg:y2="9.812cm">
            <text:p/>
          </draw:line>
          <draw:frame draw:style-name="gr4" draw:text-style-name="P3" draw:layer="layout" svg:width="1.837cm" svg:height="1.413cm" svg:x="1.5cm" svg:y="9.054cm">
            <draw:text-box>
              <text:p><text:span text:style-name="T1">CAN</text:span></text:p>
            </draw:text-box>
          </draw:frame>
          <draw:custom-shape draw:style-name="gr2" draw:text-style-name="P2" draw:layer="layout" svg:width="0.458cm" svg:height="1.138cm" svg:x="3.797cm" svg:y="9.81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3.214cm" svg:height="1.517cm" svg:x="19.408cm" svg:y="10.95cm">
            <text:p text:style-name="P1"><text:span text:style-name="T1">Turnout</text:span></text:p>
            <text:p text:style-name="P1"><text:span text:style-name="T1">Controller</text:span></text:p>
          </draw:rect>
          <draw:rect draw:style-name="gr1" draw:text-style-name="P2" draw:layer="layout" svg:width="2.297cm" svg:height="1.896cm" svg:x="18.489cm" svg:y="13.604cm">
            <text:p text:style-name="P1"><text:span text:style-name="T1">Turnout </text:span></text:p>
            <text:p text:style-name="P1"><text:span text:style-name="T1">Motor</text:span></text:p>
          </draw:rect>
          <draw:custom-shape draw:style-name="gr2" draw:text-style-name="P2" draw:layer="layout" svg:width="0.46cm" svg:height="1.137cm" svg:x="19.408cm" svg:y="12.4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2.754cm" svg:height="1.136cm" svg:x="21.246cm" svg:y="13.604cm">
            <text:p text:style-name="P1"><text:span text:style-name="T1">Position</text:span></text:p>
            <text:p text:style-name="P1"><text:span text:style-name="T1">feedback</text:span></text:p>
          </draw:rect>
          <draw:custom-shape draw:style-name="gr2" draw:text-style-name="P2" draw:layer="layout" svg:width="0.459cm" svg:height="1.137cm" svg:x="22.163cm" svg:y="12.4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2" draw:layer="layout" svg:x1="24cm" svg:y1="9.812cm" svg:x2="18.949cm" svg:y2="9.812cm">
            <text:p/>
          </draw:line>
          <draw:frame draw:style-name="gr4" draw:text-style-name="P3" draw:layer="layout" svg:width="1.838cm" svg:height="1.413cm" svg:x="18.489cm" svg:y="9.054cm">
            <draw:text-box>
              <text:p><text:span text:style-name="T1">CAN</text:span></text:p>
            </draw:text-box>
          </draw:frame>
          <draw:custom-shape draw:style-name="gr2" draw:text-style-name="P2" draw:layer="layout" svg:width="0.46cm" svg:height="1.138cm" svg:x="20.786cm" svg:y="9.81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3.214cm" svg:height="1.517cm" svg:x="11.143cm" svg:y="10.95cm">
            <text:p text:style-name="P1"><text:span text:style-name="T1">Turnout</text:span></text:p>
            <text:p text:style-name="P1"><text:span text:style-name="T1">Controller</text:span></text:p>
          </draw:rect>
          <draw:rect draw:style-name="gr1" draw:text-style-name="P2" draw:layer="layout" svg:width="2.295cm" svg:height="1.896cm" svg:x="10.225cm" svg:y="13.604cm">
            <text:p text:style-name="P1"><text:span text:style-name="T1">Turnout </text:span></text:p>
            <text:p text:style-name="P1"><text:span text:style-name="T1">Motor</text:span></text:p>
          </draw:rect>
          <draw:custom-shape draw:style-name="gr2" draw:text-style-name="P2" draw:layer="layout" svg:width="0.46cm" svg:height="1.137cm" svg:x="11.143cm" svg:y="12.4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2.755cm" svg:height="1.136cm" svg:x="12.98cm" svg:y="13.604cm">
            <text:p text:style-name="P1"><text:span text:style-name="T1">Position</text:span></text:p>
            <text:p text:style-name="P1"><text:span text:style-name="T1">feedback</text:span></text:p>
          </draw:rect>
          <draw:custom-shape draw:style-name="gr2" draw:text-style-name="P2" draw:layer="layout" svg:width="0.459cm" svg:height="1.137cm" svg:x="13.898cm" svg:y="12.46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2" draw:layer="layout" svg:x1="15.734cm" svg:y1="9.812cm" svg:x2="10.683cm" svg:y2="9.812cm">
            <text:p/>
          </draw:line>
          <draw:frame draw:style-name="gr4" draw:text-style-name="P3" draw:layer="layout" svg:width="1.835cm" svg:height="1.413cm" svg:x="10.225cm" svg:y="9.054cm">
            <draw:text-box>
              <text:p><text:span text:style-name="T1">CAN</text:span></text:p>
            </draw:text-box>
          </draw:frame>
          <draw:custom-shape draw:style-name="gr2" draw:text-style-name="P2" draw:layer="layout" svg:width="0.46cm" svg:height="1.138cm" svg:x="12.52cm" svg:y="9.81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2" draw:layer="layout" svg:x1="23.081cm" svg:y1="6.022cm" svg:x2="2.418cm" svg:y2="6.022cm">
            <text:p/>
          </draw:line>
          <draw:frame draw:style-name="gr5" draw:text-style-name="P3" draw:layer="layout" svg:width="2.754cm" svg:height="0.893cm" svg:x="1.96cm" svg:y="5.262cm">
            <draw:text-box>
              <text:p><text:span text:style-name="T1">Ethernet</text:span></text:p>
            </draw:text-box>
          </draw:frame>
          <draw:custom-shape draw:style-name="gr2" draw:text-style-name="P2" draw:layer="layout" svg:width="0.46cm" svg:height="1.137cm" svg:x="4.714cm" svg:y="8.67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4.133cm" svg:height="1.517cm" svg:x="2.878cm" svg:y="7.158cm">
            <text:p text:style-name="P1"><text:span text:style-name="T1">Ethernet-CAN</text:span></text:p>
            <text:p text:style-name="P1"><text:span text:style-name="T1">Gateway</text:span></text:p>
          </draw:rect>
          <draw:custom-shape draw:style-name="gr2" draw:text-style-name="P2" draw:layer="layout" svg:width="0.46cm" svg:height="1.136cm" svg:x="4.714cm" svg:y="6.02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0.458cm" svg:height="1.137cm" svg:x="13.44cm" svg:y="8.67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0.458cm" svg:height="1.136cm" svg:x="13.44cm" svg:y="6.02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0.46cm" svg:height="1.137cm" svg:x="21.703cm" svg:y="8.67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0.46cm" svg:height="1.136cm" svg:x="21.703cm" svg:y="6.02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0.458cm" svg:height="1.139cm" svg:x="5.174cm" svg:y="4.88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4.132cm" svg:height="2.275cm" svg:x="3.337cm" svg:y="2.608cm">
            <text:p text:style-name="P1"><text:span text:style-name="T1">Personal</text:span></text:p>
            <text:p text:style-name="P1"><text:span text:style-name="T1">Computer</text:span></text:p>
          </draw:rect>
          <draw:rect draw:style-name="gr1" draw:text-style-name="P2" draw:layer="layout" svg:width="4.132cm" svg:height="1.517cm" svg:x="11.603cm" svg:y="7.158cm">
            <text:p text:style-name="P1"><text:span text:style-name="T1">Ethernet-CAN</text:span></text:p>
            <text:p text:style-name="P1"><text:span text:style-name="T1">Gateway</text:span></text:p>
          </draw:rect>
          <draw:rect draw:style-name="gr1" draw:text-style-name="P2" draw:layer="layout" svg:width="4.132cm" svg:height="1.517cm" svg:x="19.868cm" svg:y="7.158cm">
            <text:p text:style-name="P1"><text:span text:style-name="T1">Ethernet-CAN</text:span></text:p>
            <text:p text:style-name="P1"><text:span text:style-name="T1">Gateway</text:span></text:p>
          </draw:rect>
          <draw:custom-shape draw:style-name="gr2" draw:text-style-name="P2" draw:layer="layout" svg:width="0.459cm" svg:height="1.139cm" svg:x="10.684cm" svg:y="4.88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4.134cm" svg:height="1.515cm" svg:x="8.846cm" svg:y="3.368cm">
            <text:p text:style-name="P1"><text:span text:style-name="T1">Broadband</text:span></text:p>
            <text:p text:style-name="P1"><text:span text:style-name="T1">Router</text:span></text:p>
          </draw:rect>
          <draw:custom-shape draw:style-name="gr2" draw:text-style-name="P2" draw:layer="layout" svg:width="0.459cm" svg:height="1.139cm" svg:x="15.735cm" svg:y="4.88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3.214cm" svg:height="1.515cm" svg:x="14.357cm" svg:y="3.368cm">
            <text:p text:style-name="P1"><text:span text:style-name="T1">RF Router</text:span></text:p>
          </draw:rect>
          <draw:custom-shape draw:style-name="gr2" draw:text-style-name="P2" draw:layer="layout" svg:width="0.459cm" svg:height="1.138cm" svg:x="10.684cm" svg:y="2.2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" draw:text-style-name="P3" draw:layer="layout" svg:width="5.509cm" svg:height="0.892cm" svg:x="8.389cm" svg:y="1.5cm">
            <draw:text-box>
              <text:p><text:span text:style-name="T1">To the wider world</text:span></text:p>
            </draw:text-box>
          </draw:frame>
          <draw:polyline draw:style-name="gr7" draw:text-style-name="P2" draw:layer="layout" svg:width="1.836cm" svg:height="1.137cm" svg:x="17.571cm" svg:y="2.608cm" svg:viewBox="0 0 1837 1138" draw:points="0,1138 918,379 918,759 1837,0">
            <text:p/>
          </draw:polyline>
          <draw:g>
            <draw:rect draw:style-name="gr8" draw:text-style-name="P2" draw:layer="layout" svg:width="2.754cm" svg:height="0.758cm" svg:x="19.868cm" svg:y="2.989cm">
              <text:p text:style-name="P1"><text:span text:style-name="T1">Throttle</text:span></text:p>
            </draw:rect>
            <draw:line draw:style-name="gr9" draw:text-style-name="P2" draw:layer="layout" svg:x1="21.245cm" svg:y1="2.988cm" svg:x2="21.245cm" svg:y2="2.229cm">
              <text:p/>
            </draw:line>
          </draw:g>
          <draw:g>
            <draw:rect draw:style-name="gr8" draw:text-style-name="P2" draw:layer="layout" svg:width="2.756cm" svg:height="0.757cm" svg:x="20.327cm" svg:y="3.368cm">
              <text:p text:style-name="P1"><text:span text:style-name="T1">Throttle</text:span></text:p>
            </draw:rect>
            <draw:line draw:style-name="gr9" draw:text-style-name="P2" draw:layer="layout" svg:x1="21.703cm" svg:y1="3.367cm" svg:x2="21.703cm" svg:y2="2.608cm">
              <text:p/>
            </draw:line>
          </draw:g>
          <draw:g>
            <draw:rect draw:style-name="gr8" draw:text-style-name="P2" draw:layer="layout" svg:width="2.755cm" svg:height="0.758cm" svg:x="20.786cm" svg:y="3.747cm">
              <text:p text:style-name="P1"><text:span text:style-name="T1">Throttle</text:span></text:p>
            </draw:rect>
            <draw:line draw:style-name="gr9" draw:text-style-name="P2" draw:layer="layout" svg:x1="22.163cm" svg:y1="3.747cm" svg:x2="22.163cm" svg:y2="2.988cm">
              <text:p/>
            </draw:line>
          </draw:g>
          <draw:rect draw:style-name="gr1" draw:text-style-name="P2" draw:layer="layout" svg:width="5.051cm" svg:height="1.896cm" svg:x="1.5cm" svg:y="13.604cm">
            <text:p text:style-name="P1"><text:span text:style-name="T1">Control Panel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22T10:09:12</meta:creation-date>
    <dc:date>2009-08-06T06:17:30.41</dc:date>
    <meta:editing-duration>PT00H11M57S</meta:editing-duration>
    <meta:editing-cycles>7</meta:editing-cycles>
    <meta:generator>OpenOffice.org/3.1$Win32 OpenOffice.org_project/310m11$Build-9399</meta:gener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